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EB Garamond" style:font-name-asian="EB Garamond1" style:font-name-complex="EB Garamond1"/>
    </style:style>
    <style:style style:name="P2" style:family="paragraph" style:parent-style-name="Standard">
      <style:text-properties style:font-name="EB Garamond" fo:font-size="14pt" fo:font-style="italic" style:font-name-asian="EB Garamond1" style:font-size-asian="14pt" style:font-style-asian="italic" style:font-name-complex="EB Garamond1" style:font-size-complex="14pt"/>
    </style:style>
    <style:style style:name="P3" style:family="paragraph" style:parent-style-name="Standard">
      <style:text-properties style:font-name="EB Garamond" fo:font-size="12pt" fo:font-style="italic" style:font-name-asian="EB Garamond1" style:font-size-asian="12pt" style:font-style-asian="italic" style:font-name-complex="EB Garamond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5in" style:auto-text-indent="false"/>
      <style:text-properties style:font-name="EB Garamond" fo:font-size="12pt" style:font-name-asian="EB Garamond1" style:font-size-asian="12pt" style:font-name-complex="EB Garamond1" style:font-size-complex="12pt"/>
    </style:style>
    <style:style style:name="P7" style:family="paragraph" style:parent-style-name="Standard">
      <style:paragraph-properties fo:margin-left="0in" fo:margin-right="0in" fo:text-align="center" style:justify-single-word="false" fo:text-indent="0.5in" style:auto-text-indent="false"/>
      <style:text-properties style:font-name="EB Garamond" fo:font-size="12pt" style:font-name-asian="EB Garamond1" style:font-size-asian="12pt" style:font-name-complex="EB Garamond1" style:font-size-complex="12pt"/>
    </style:style>
    <style:style style:name="P8" style:family="paragraph" style:parent-style-name="Standard">
      <style:paragraph-properties fo:margin-left="0in" fo:margin-right="0in" fo:text-align="center" style:justify-single-word="false" fo:text-indent="0.5in" style:auto-text-indent="false"/>
      <style:text-properties style:font-name="EB Garamond" fo:font-size="12pt" fo:font-style="italic" style:font-name-asian="EB Garamond1" style:font-size-asian="12pt" style:font-style-asian="italic" style:font-name-complex="EB Garamond1" style:font-size-complex="12pt"/>
    </style:style>
    <style:style style:name="P9" style:family="paragraph" style:parent-style-name="Standard">
      <style:paragraph-properties fo:margin-left="0in" fo:margin-right="0in" fo:text-align="center" style:justify-single-word="false" fo:text-indent="0.5in" style:auto-text-indent="false"/>
    </style:style>
    <style:style style:name="P10" style:family="paragraph" style:parent-style-name="Title" style:master-page-name="Standard">
      <style:paragraph-properties fo:text-align="center" style:justify-single-word="false" style:page-number="1"/>
    </style:style>
    <style:style style:name="P11" style:family="paragraph" style:parent-style-name="Subtitle">
      <style:paragraph-properties fo:text-align="center" style:justify-single-word="false"/>
    </style:style>
    <style:style style:name="T1" style:family="text">
      <style:text-properties style:font-name="EB Garamond" fo:font-size="18pt" style:font-name-asian="EB Garamond1" style:font-size-asian="18pt" style:font-name-complex="EB Garamond1" style:font-size-complex="18pt"/>
    </style:style>
    <style:style style:name="T2" style:family="text">
      <style:text-properties style:font-name="EB Garamond" fo:font-size="12pt" fo:font-style="italic" style:font-name-asian="EB Garamond1" style:font-size-asian="12pt" style:font-style-asian="italic" style:font-name-complex="EB Garamond1" style:font-size-complex="12pt"/>
    </style:style>
    <style:style style:name="T3" style:family="text">
      <style:text-properties style:font-name="EB Garamond" fo:font-size="12pt" style:font-name-asian="EB Garamond1" style:font-size-asian="12pt" style:font-name-complex="EB Garamond1" style:font-size-complex="12pt"/>
    </style:style>
    <style:style style:name="T4" style:family="text">
      <style:text-properties style:font-name="EB Garamond" fo:font-size="14pt" style:font-name-asian="EB Garamond1" style:font-size-asian="14pt" style:font-name-complex="EB Garamond1" style:font-size-complex="14pt"/>
    </style:style>
    <style:style style:name="T5" style:family="text">
      <style:text-properties fo:color="#434343" style:font-name="EB Garamond" fo:font-size="12pt" style:font-name-asian="EB Garamond1" style:font-size-asian="12pt" style:font-name-complex="EB 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88fogl7a2ew7"/><text:span text:style-name="T1">Śniło mi się, że chcę zamknąć oczy.</text:span></text:p>
      <text:p text:style-name="P11"><text:bookmark text:name="_2td80kqijl0d"/><text:span text:style-name="T5">[Dark][Sad][Samhain]</text:span></text:p>
      <text:p text:style-name="Standard"/>
      <text:p text:style-name="P1"/>
      <text:p text:style-name="P4"><text:span text:style-name="T2">Śmierć przychodzi pomału. Na początku nawet jej nie dostrzegasz. <text:line-break/>Wiesz, że jeszcze nie nadszedł twój czas.</text:span></text:p>
      <text:p text:style-name="P2"/>
      <text:p text:style-name="Standard"><text:span text:style-name="T4"><text:tab/></text:span><text:span text:style-name="T3">Nikt z nas nie patrzy już w oczy innych. Możemy twierdzić, że jest inaczej i pomyślnie przeszliśmy próby, zesłane na nas niedawno przez bliżej nieokreślone siły. Wszyscy jednak wiemy, <text:line-break/>że nie będzie to szczere. Ostatnie wydarzenia obudziły w nas najgorsze instynkty. Każdy z nas stara się przetrwać za wszelką cenę i nie zważając na koszty. Wymyślne podstępy i manipulacje. Oszustwa. A nawet zdrady. Próby ratowania pozostałości naszego dawnego życia są bezcelowe, gdyż naszego świata już nie ma. Nic już tego nie zmieni. Szaleństwo zdążyło już ogarnąć większość żywych istot. </text:span></text:p>
      <text:p text:style-name="P5"><text:span text:style-name="T3">Po raz ostatni rozglądam się wokół siebie. Powinnam odwrócić wzrok od otaczającego mnie koszmaru, lecz moje oczy przywykły już do tych pełnych grozy widoków. Czuję przeszywający mnie dreszcz na samą myśl o swojej obojętności. Ja również się zmieniłam. Niedługo także i ze mnie pozostanie jedynie moje dawne ciało. Dusza zostanie bezpowrotnie zatracona, a ja będę mogła liczyć jedynie na to, że moje wieczne wybawienie nadejdzie szybko. </text:span></text:p>
      <text:p text:style-name="P6"/>
      <text:p text:style-name="P9"><text:span text:style-name="T2">Śmierć przychodzi pomału. Miej oczy szeroko otwarte. Być może już cię znalazła.<text:line-break/>I obserwuje z ukrycia.</text:span></text:p>
      <text:p text:style-name="P8"/>
      <text:p text:style-name="P5"><text:span text:style-name="T3">Kilka miesięcy temu nasze miasteczko zostało spowite chaosem. Nadszedł Koszmar i nic, co byliśmy sobie w stanie wcześniej wyobrazić, nie mogło się równać z jego okrucieństwem i siłą. </text:span></text:p>
      <text:p text:style-name="P5"><text:span text:style-name="T3">Na oczach całego miasta dochodziło do mordów, dokonywanych w sposób bestialski i bezwzględny. Miało to pomóc w ocaleniu reszty mieszkańców. Jednak los podle z nas zakpił. Woń spalonych ciał nas nie opuszczała, jak gdyby same ofiary chciały nam o sobie przypomnieć. </text:span></text:p>
      <text:p text:style-name="P5"><text:span text:style-name="T3">Nie potrafię zapomnieć widoku stosów i składanych na nich kucyków. Wszystkie wiele znaczyły dla każdego z nas. Koniec końców, nie miało to jednak większego znaczenia. Zostały potraktowane w sposób brutalny, z zimną krwią zaprowadzone przed ołtarz, podczas gdy prawie nikt spośród tłumu nie sprzeciwił się tym działaniom. Nie podważył racjonalności tych czynów. Nie zająknął się ani też nie mrugnął, gdy rytuał się rozpoczął. Nie odwrócił wzroku, gdy wskrzeszono ogień, za pomocą którego chwilę później <text:s/>miał zostać dokonany ten bestialski mord. </text:span></text:p>
      <text:p text:style-name="P5"><text:span text:style-name="T3">Wszelkie akty sprzeciwu i nieposłuszeństwa były natychmiast duszone w zarodku. </text:span></text:p>
      <text:p text:style-name="P5"><text:span text:style-name="T3">Na zawsze w mojej pamięci pozostanie widok skazywanej na śmierć Twilight. Jej zdezorientowanie i otumanienie. Jej oczy ukazujące przerażenie i desperację.</text:span></text:p>
      <text:p text:style-name="P5"><text:span text:style-name="T3">Wtem nagle z tłumu wyłoniła się niewielka postać. Zdawała się przemieszczać najszybciej, jak tylko mogła. Po chwili dotarło do mnie, że był to Spike. Rzucił się w ogień, próbując zrobić cokolwiek, by ocalić swoją opiekunkę od przesądzonego jej z góry losu.</text:span></text:p>
      <text:p text:style-name="P5"><text:span text:style-name="T3">Nie dał rady, mimo całego samozaparcia, determinacji i siły, jaką włożył w swoje działania. Księżniczka Luna użyła swojej mocy, by go powstrzymać. Widok tego malca złamał wtedy serca wielu z nas. Z jego piersi wyrwał się gwałtowny szloch. <text:s/>Chwilę później płacz targał już całym jego ciałem. Ostatnie, co zobaczyłam, to postać Zecory, próbującej za wszelką cenę uspokoić to małe stworzenie, którym w tamtym momencie miotały przeraźliwe torsje i konwulsje. <text:line-break/><text:tab/>W ostatniej chwili byłam przekonana, że kątem oka dostrzegłam zakapturzoną postać gdzieś pośród tłumu. Pokręciłam pyszczkiem. Nie, zdawało mi się.<text:line-break/><text:tab/>Zamknęłam oczy, licząc na ukojenie. Niestety, nie nadeszło.</text:span></text:p>
      <text:p text:style-name="P6"/>
      <text:p text:style-name="P9"><text:span text:style-name="T2">Śmierć przychodzi pomału. W momencie, gdy raz ją dostrzeżesz, nie ma już odwrotu. </text:span></text:p>
      <text:p text:style-name="P9"><text:span text:style-name="T2">Możesz próbować jej umknąć, lecz jest to bezcelowe. Wkrótce cię znajdzie. Przygotuj się.</text:span></text:p>
      <text:p text:style-name="P8"/>
      <text:p text:style-name="P5"><text:span text:style-name="T3">Wiatr poniósł resztki prochów, a z każdym dniem oddychało się coraz trudniej. Nie to było jednak najgorsze. Jeśli wsłuchałam się odpowiednio mocno, w powietrzu dało się słyszeć szepty. Szydercze, drwiące i nieprzejednane. Nie dało się ich uciszyć. Towarzyszyły wszędzie, penetrując najgłębsze zakamarki umysłów, aż w końcu przestawało się myśleć o czymkolwiek innym. Były tylko one. Głosy nieznanego pochodzenia, zbyt silne dla wielu z nas.</text:span></text:p>
      <text:p text:style-name="P5"><text:span text:style-name="T3">Niektórzy zostali doprowadzeni do skrajnego szaleństwa, co poskutkowało użyciem przez nich ostrych narzędzi, by znowu zaznać choćby namiastki spokoju.</text:span></text:p>
      <text:p text:style-name="P5"><text:span text:style-name="T3">Wiem, że nie byłam jedynym kucykiem, który owe głosy słyszał bez przerwy. Nie dawały mi chwili wytchnienia. Dawały mi odczuć, że nie jestem sama nawet w najdalszych zakątkach, do których się udałam. Przeraźliwe wycie oraz zawodzenie budziło mnie każdej nocy, doprowadzając mnie do stanu, w którym dygotałam z powodu mieszanki płaczu i strachu. Dawały mi odczuć swoje cierpienie. Błagałam je, by przestały, choć dobrze wiedziałam, że nie mogę liczyć na łaskę. <text:line-break/>My także nie okazaliśmy im litości.<text:line-break/><text:tab/>Każdy miał swoje podejrzenia na temat tego, skąd szepty przybyły i jakie mają zamiary. Ja wiedziałam.</text:span></text:p>
      <text:p text:style-name="P5"><text:soft-page-break/><text:span text:style-name="T3">Niedługo później do pozostałych szeptów dołączył jeszcze jeden. Bardziej przerażający od poprzedniczek. Jego nie słyszał nikt, poza mną. Najpierw był uprzejmy, choć w jego słowach wyczuwałam ironię. Szydził ze mnie, a z każdym kolejnym dniem stawał się coraz bardziej napastliwy i nieprzyjemny. Usiłowałam go zignorować i dać mu do zrozumienia, że mnie nie złamie. Jednak on się nie poddawał. Wszelkie moje próby zasłonięcia uszu nie skutkowały. Zaczęłam odnosić wrażenie, że to wszystko dzieje się w mojej głowie, a ja powoli tracę zmysły.</text:span></text:p>
      <text:p text:style-name="P5"><text:span text:style-name="T3">Na początku jego słowa nie składały się w całość. Miałam trudności w zinterpretowaniu ich znaczenia. Pewnej nocy jednak zrozumiałam sens jego wypowiedzi. Zmroziło mi to krew w żyłach. </text:span></text:p>
      <text:p text:style-name="P5"><text:span text:style-name="T3">Mówił, że po mnie idzie. </text:span></text:p>
      <text:p text:style-name="P5"><text:span text:style-name="T3">Nie zasnęłam do rana. Przez kilka godzin w mojej głowie rozbrzmiewały melodyjne głosy, do których wkrótce miałam dołączyć.</text:span></text:p>
      <text:p text:style-name="P6"/>
      <text:p text:style-name="P8"/>
      <text:p text:style-name="P8"/>
      <text:p text:style-name="P3"/>
      <text:p text:style-name="P4"><text:span text:style-name="T2">Śmierć przychodzi pomału. To nieuniknione. Nie lękaj się jej. </text:span></text:p>
      <text:p text:style-name="P9"><text:span text:style-name="T2">To właśnie ona jest twoim wybawieniem.</text:span></text:p>
      <text:p text:style-name="P8"/>
      <text:p text:style-name="Standard"><text:span text:style-name="T3"><text:tab/>Doświadczyłam zbyt wielu złych wydarzeń. Obserwowałam, jaki tragiczny los spotkał mieszkańców naszego niegdyś ukochanego miasteczka. W jaki sposób każdy z nich zatracał kolejne cząstki samego siebie. </text:span></text:p>
      <text:p text:style-name="Standard"><text:span text:style-name="T3"><text:tab/>To my byliśmy Zarazą. Koszmar przybrał formę każdego z nas. Obudziliśmy w sobie nasze najbardziej pierwotne instynkty.</text:span></text:p>
      <text:p text:style-name="Standard"><text:span text:style-name="T3"><text:tab/>Nie istniały już uczucia wyższe. Zatraciliśmy się w zaspokajaniu naszych potrzeb za wszelką cenę, nie zważając na naszą przeszłość. Na więzi łączące nas kiedyś z innymi. Liczyło się tylko przetrwanie. </text:span></text:p>
      <text:p text:style-name="Standard"><text:span text:style-name="T3"><text:tab/>Tak naprawdę każdy z nas umarł w dniu, kiedy poświęcona została pierwsza ofiara. Nasz los był już wtedy przesądzony, a śmierć zdawała się później tylko nas wodzić za nos.</text:span></text:p>
      <text:p text:style-name="Standard"><text:span text:style-name="T3"><text:tab/>Zostaliśmy wystawieni na próbę, którą przegraliśmy z klęską. Wartości przestały istnieć. Liczył się tylko każdy z osobna i jego żądze. Aby je zaspokoić, przekraczało się wszelkie granice. Przyjaciele wykorzystywali swoje zaufanie i nawzajem próbowali wbić sobie nóż w plecy. Pogrążone w żałobie po śmierci swoich dzieci matki rzucały się na swoich małżonków. Dochodziło do wielu zamieszek, które ostatecznie doprowadziły do zamachu na księżniczki, obarczone winą za koniec naszego świata.</text:span></text:p>
      <text:p text:style-name="Standard"><text:span text:style-name="T3"><text:tab/>Tak, to w istocie był koniec naszego świata. Jego mieszkańcy kolejno przemieniali się w potwory. Bez uczuć, wspomnień i duszy. To najgorszy los, jaki można sobie wyobrazić.</text:span></text:p>
      <text:p text:style-name="Standard"><text:span text:style-name="T3"><text:tab/>Boję się zakończyć mój żywot w ten sposób. Pragnę za wszelką cenę zachować resztki siebie samej. Chcę pamiętać o ofiarach, które poległy w tej walce. O przyjaciołach, których dawno straciłam. O rodzinie, która odeszła. </text:span></text:p>
      <text:p text:style-name="Standard"><text:span text:style-name="T3"><text:tab/>Wiem jednak, że nie jestem całkiem sama. Nadszedł w końcu mój czas. W obliczu wszystkich minionych wydarzeń, przyjmuję ten fakt z niewypowiedzianą ulgą i radością.</text:span></text:p>
      <text:p text:style-name="Standard"><text:span text:style-name="T3"><text:tab/>Odwracam się w kierunku zbliżającej się do mnie, rozmytej postaci. Ciągnie ona za sobą niecodzienny korowód, stworzony z tych, którzy już odeszli z tego świata. </text:span></text:p>
      <text:p text:style-name="Standard"><text:span text:style-name="T3"><text:tab/>Umieramy sami, ale po drugiej stronie czekają już na nas inni. Ci, których nie myśleliśmy, że jeszcze kiedyś ujrzymy. </text:span></text:p>
      <text:p text:style-name="Standard"><text:span text:style-name="T3"><text:tab/>Kim byłam? Jednym z wielu kucyków, nikim szczególnym. Jedną z wielu osób, które próbowały przetrwać w tym świecie. Mój los podzieliło wielu przede mną, a na wielu jeszcze on czeka. Ostatecznie, wobec śmierci wszyscy jesteśmy równi.</text:span></text:p>
      <text:p text:style-name="Standard"><text:span text:style-name="T3"><text:tab/>Dołączam do tego osobliwego tańca i ruszam odkrywać nieznane. Mój nowy dom, gdzie wszyscy znowu jesteśmy szczęśliwi.</text:span></text:p>
      <text:p text:style-name="P6"/>
      <text:p text:style-name="P7"/>
      <text:p text:style-name="P6"/>
      <text:p text:style-name="P8"><text:soft-page-break/></text:p>
      <text:p text:style-name="P8"/>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6" meta:word-count="1217" meta:character-count="8122" meta:non-whitespace-character-count="6904"/>
    <meta:generator>LibreOfficeDev/6.0.5.2$Linux_X86_64 LibreOffice_project/</meta:generator>
  </office:meta>
</office:document-meta>
</file>